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margin-left="0.3819in" fo:margin-right="0in" fo:text-align="justify" style:justify-single-word="false" fo:text-indent="-0.3819in" style:auto-text-indent="fals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.3819in" fo:margin-right="0in" fo:text-align="justify" style:justify-single-word="false" fo:text-indent="-0.3819in" style:auto-text-indent="false">
        <style:tab-stops/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.3819in" fo:margin-right="0in" fo:text-align="justify" style:justify-single-word="false" fo:text-indent="0.1063in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6" style:family="paragraph" style:parent-style-name="Standard">
      <style:paragraph-properties fo:margin-left="0.3819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fo:margin-left="0.7256in" fo:margin-right="0in" fo:text-align="justify" style:justify-single-word="false" fo:text-indent="-0.3445in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8" style:family="paragraph" style:parent-style-name="Standard">
      <style:paragraph-properties fo:margin-left="0.7256in" fo:margin-right="0in" fo:text-align="justify" style:justify-single-word="false" fo:text-indent="-0.3445in" style:auto-text-indent="false">
        <style:tab-stops/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left="0.7256in" fo:margin-right="0in" fo:text-align="justify" style:justify-single-word="false" fo:text-indent="-0.3445in" style:auto-text-indent="false">
        <style:tab-stops/>
      </style:paragraph-properties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10" style:family="paragraph" style:parent-style-name="Standard">
      <style:paragraph-properties fo:margin-left="0.7071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margin-left="0.7071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left="0.7071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13" style:family="paragraph" style:parent-style-name="Standard">
      <style:paragraph-properties fo:margin-left="0.7071in" fo:margin-right="0in" fo:text-align="justify" style:justify-single-word="false" fo:text-indent="0in" style:auto-text-indent="false" fo:background-color="#e6e6ff">
        <style:tab-stops/>
        <style:background-image/>
      </style:paragraph-properties>
      <style:text-properties style:font-name="Liberation Mono" fo:font-size="8pt" fo:font-style="italic" style:font-size-asian="8pt" style:font-style-asian="italic" style:font-size-complex="8pt" style:font-style-complex="italic"/>
    </style:style>
    <style:style style:name="P14" style:family="paragraph" style:parent-style-name="Standard">
      <style:paragraph-properties fo:margin-left="0.4717in" fo:margin-right="0in" fo:text-indent="0in" style:auto-text-indent="false" fo:background-color="#e6e6ff">
        <style:background-image/>
      </style:paragraph-properties>
      <style:text-properties style:font-name="Liberation Mono" fo:font-size="8pt" fo:language="en" fo:country="US" fo:font-style="italic" fo:font-weight="normal" style:font-name-asian="Times New Roman1" style:font-size-asian="8pt" style:language-asian="en" style:country-asian="US" style:font-style-asian="italic" style:font-weight-asian="normal" style:font-name-complex="Times New Roman1" style:font-size-complex="8pt" style:language-complex="en" style:country-complex="US" style:font-style-complex="italic" style:font-weight-complex="normal"/>
    </style:style>
    <style:style style:name="P15" style:family="paragraph" style:parent-style-name="Standard">
      <style:paragraph-properties fo:margin-left="0.3925in" fo:margin-right="0in" fo:text-align="justify" style:justify-single-word="false" fo:text-indent="-0.0075in" style:auto-text-indent="false">
        <style:tab-stops/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datátalakítás</text:p>
      <text:p text:style-name="P1"/>
      <text:p text:style-name="P3">1.<text:tab/>Shp file konvertálása posgGIS táblába</text:p>
      <text:p text:style-name="P3"/>
      <text:p text:style-name="P14">shp2pgsql -c -D -i -I ./border.shp border &gt; border.sql</text:p>
      <text:p text:style-name="P3"/>
      <text:p text:style-name="P3">2.<text:tab/>Hagyományos geometria konvertálása topologikus formátumba</text:p>
      <text:p text:style-name="P15">Ha van egy geometriai mezőt (<text:span text:style-name="T1">the_geom</text:span>) tartalmazó táblánk (<text:span text:style-name="T1">parcel</text:span>) és szeretnénk egy újabb, topológiát tartalmazó mezőt (<text:span text:style-name="T1">topo_geom</text:span>) elhelyezni benne és a the_geom mező tartalmából topológiát készítve elhelyezni itt, akkor ehhez a következőket kell tenni:</text:p>
      <text:p text:style-name="P4"/>
      <text:p text:style-name="P14">--útvonal beállítása</text:p>
      <text:p text:style-name="P14">SET search_path to topology, public;<text:tab/><text:tab/><text:tab/><text:tab/><text:tab/><text:tab/><text:tab/><text:tab/></text:p>
      <text:p text:style-name="P14"/>
      <text:p text:style-name="P14">--topologíai elemeket tartalmazó schema létrehizása</text:p>
      <text:p text:style-name="P14">SELECT <text:span text:style-name="T1">CreateTopology</text:span>( '<text:span text:style-name="T1">mytopology</text:span>' );</text:p>
      <text:p text:style-name="P14"/>
      <text:p text:style-name="P14">--topologiai geometria mező létrehozása a geometria mező mellé</text:p>
      <text:p text:style-name="P14">SELECT <text:span text:style-name="T1">AddTopoGeometryColumn</text:span>( '<text:span text:style-name="T1">mytopology</text:span>', 'public' '<text:span text:style-name="T2">parcel</text:span>', '<text:span text:style-name="T1">topo_geom</text:span>', 'MULTIPOLYGON' );</text:p>
      <text:p text:style-name="P14"/>
      <text:p text:style-name="P14">--geometria mező tartalmának átalakítása topologiává és elhelyezése a topo_geom mezőbe</text:p>
      <text:p text:style-name="P14">UPDATE <text:span text:style-name="T1">parcel</text:span> SET <text:span text:style-name="T1">topo_geom</text:span> = <text:span text:style-name="T1">toTopoGeom</text:span>( <text:span text:style-name="T1">the_geom</text:span>, '<text:span text:style-name="T1">mytopology</text:span>', 1 )</text:p>
      <text:p text:style-name="P3"/>
      <text:p text:style-name="P3">3.<text:tab/>Digitalizálás - QuantumGIS</text:p>
      <text:p text:style-name="P5"/>
      <text:p text:style-name="P7">a.<text:tab/>georeferencer modul hozzáadása a qgis-hez</text:p>
      <text:p text:style-name="P10"/>
      <text:p text:style-name="P13">Plugins &gt; Manage plugins...</text:p>
      <text:p text:style-name="P10"/>
      <text:p text:style-name="P10">A felbukkanó ablakban keressük meg a georeferencer modult és válasszuk ki</text:p>
      <text:p text:style-name="P10">A Raster &gt; Georeferencer &gt; Georeferencer pontba kerül a modul</text:p>
      <text:p text:style-name="P6"/>
      <text:p text:style-name="P7">b.<text:tab/>Georeferencer ablak nyitása</text:p>
      <text:p text:style-name="P10"/>
      <text:p text:style-name="P13">Raster &gt; Georeferencer &gt; Georeferencer</text:p>
      <text:p text:style-name="P7"/>
      <text:p text:style-name="P7">c.<text:tab/>Skennelt térkép beolvasása a Georeferencer ablakban</text:p>
      <text:p text:style-name="P10"/>
      <text:p text:style-name="P13">File &gt; Open Raster ...</text:p>
      <text:p text:style-name="P10"/>
      <text:p text:style-name="P10">Add meg a kooridináta referencia rendszert CRS (HD72)</text:p>
      <text:p text:style-name="P10">Zoom to Layer <text:s/>Extent</text:p>
      <text:p text:style-name="P6"/>
      <text:p text:style-name="P7">d.<text:tab/>Referencia pontok kiválasztása. Ezen pontok alapján fogjuk elvégezni a kép transzformációját, mivel ezen pontok pontos koordinátáit ismerjük.</text:p>
      <text:p text:style-name="P10">A következő pontokat fogjuk felhasználni:</text:p>
      <text:p text:style-name="P10">3<text:tab/>645446.22<text:tab/>227900.57</text:p>
      <text:p text:style-name="P10">75<text:tab/>645543.58<text:tab/>227960.08</text:p>
      <text:p text:style-name="P10">64<text:tab/>645609.10<text:tab/>227854.38</text:p>
      <text:p text:style-name="P10">21<text:tab/>645512.35<text:tab/>227793.30</text:p>
      <text:p text:style-name="P10">30<text:tab/>645526.76<text:tab/>227888.86</text:p>
      <text:p text:style-name="P10"/>
      <text:p text:style-name="P7">e.<text:tab/>Referencia pontok elhelyezése.</text:p>
      <text:p text:style-name="P10"/>
      <text:p text:style-name="P13">Edit &gt; Add point</text:p>
      <text:p text:style-name="P7"/>
      <text:p text:style-name="P10">Jelöld ki egyenként a pontokat és amikor kéri add meg a koordinátáit.</text:p>
      <text:p text:style-name="P10"/>
      <text:p text:style-name="P7">f.<text:tab/>Indítsd el a georeferálást</text:p>
      <text:p text:style-name="P10"/>
      <text:p text:style-name="P13">File &gt; Start georeferencing</text:p>
      <text:p text:style-name="P7"/>
      <text:p text:style-name="P10">Megjelenik egy információs ablak, melyben felhivja a figyelmet, hogy meg kell adni a transzformáció paramétereit.</text:p>
      <text:p text:style-name="P11"/>
      <text:p text:style-name="P10"><text:soft-page-break/>Transformation type:<text:tab/>Polynomial 1 (Affin transzformáció)</text:p>
      <text:p text:style-name="P10">Resampling method:<text:tab/>Linear</text:p>
      <text:p text:style-name="P10">Compression:<text:tab/><text:tab/>NONE</text:p>
      <text:p text:style-name="P10">Output raster:<text:tab/><text:tab/>terkep-transzformalt.tif</text:p>
      <text:p text:style-name="P11"/>
      <text:p text:style-name="P11">Akkor mondhatjuk, hogy megfelelő volt a referálás, ha a residual érték 1 körül marad.</text:p>
      <text:p text:style-name="P11">Ezzel elkészült a georeferált tif fájlunk. Be is zárhatjuk ezt az ablakot. Bezárás előtt a program rákérdez, hogy mentse-e a GCP pontokat.</text:p>
      <text:p text:style-name="P11"/>
      <text:p text:style-name="P7">g.<text:tab/>Transzformált térkép</text:p>
      <text:p text:style-name="P10">A digitalizálást már a fő képernyőn végezzük. Olvassuk be a transzformált térképet egy raszteres layer-re</text:p>
      <text:p text:style-name="P10"/>
      <text:p text:style-name="P13">Layer &gt; Add Raster Layer...</text:p>
      <text:p text:style-name="P8"/>
      <text:p text:style-name="P7">h.<text:tab/>Pontréteg letrehozása </text:p>
      <text:p text:style-name="P11">A mért pontok listája egy fájlban helyezkedik el, így nem kézzel fogjuk bevinni hanem beolvassuk és automatikusan helyeztetjük el egy pont típusú rétegen. Ehhez azonban előtte a fájl-importot biztosító modult be kell illeszteni:</text:p>
      <text:p text:style-name="P11"/>
      <text:p text:style-name="P13">Modulok &gt; Layer &gt; New &gt; New Shapefile Layer</text:p>
      <text:p text:style-name="P11"/>
      <text:p text:style-name="P11">Itt válasszuk ki a “Add Delimited Text Layer” modult, amit majd a Layer&gt;Add Delimited Text Layer menübe helyezi. Most pedig olvassuk be koordinátákat tartalmazó szöveges fájlt.</text:p>
      <text:p text:style-name="P11"/>
      <text:p text:style-name="P13">Layer &gt; Add Delimited Text Layer</text:p>
      <text:p text:style-name="P11"/>
      <text:p text:style-name="P11">Itt ki kell választani a beolvasandó fájl nevét, az elválasztó karaktert, az első sort, az x és y értékeket tartalmazó oszlopokat. Érdemes olyan szerkesztett fájlt választani, aminek az első oszlopában a pont azonosító száma, egy space-t követően az X majd szintén egy space-t követően az Y koordináta helyezkedik el.</text:p>
      <text:p text:style-name="P11"/>
      <text:p text:style-name="P7">i.<text:tab/>Digitalizáló réteg letrehozása</text:p>
      <text:p text:style-name="P10">Nyissunk egy Shape file - vektoros layert ahol a digitalizálást végezzük.</text:p>
      <text:p text:style-name="P11"/>
      <text:p text:style-name="P13">Layer &gt; New &gt; New Shapefile Layer</text:p>
      <text:p text:style-name="P10"/>
      <text:p text:style-name="P10">Amikor kérdezi, adjuk meg hogy poligon típusú layer-t készítünk és a a vetületi rendszerünk pedig: EPSG:23700 - HD72 / EOV.</text:p>
      <text:p text:style-name="P11"/>
      <text:p text:style-name="P7">j.<text:tab/>Beállítások.</text:p>
      <text:p text:style-name="P10"/>
      <text:p text:style-name="P13">Settings &gt; Project Properties...&gt; Coordinate Reference System</text:p>
      <text:p text:style-name="P7"/>
      <text:p text:style-name="P10">Pipáld ki az “Enable `on the fly` CRS transformation” checkbox-ot.</text:p>
      <text:p text:style-name="P10">Engedélyezd a Digitizing toolbart, jobb egér gomb a Toolbar szekción és a menüből pipáld ki a Digitizing pontot</text:p>
      <text:p text:style-name="P12"/>
      <text:p text:style-name="P12">A Snap használatát, vagyis hogy mekkora távolságot vegyen figyelembe az illesztéshez a következő menüpontban lehet állítani:</text:p>
      <text:p text:style-name="P12"/>
      <text:p text:style-name="P13">Settings &gt; Tárgyraszter beállítások</text:p>
      <text:p text:style-name="P9"/>
      <text:p text:style-name="P9"><text:tab/>Itt pipáljuk ki azokat a rétegeket, amikhez illeszteni kivánjuk a pontunkat és áttítsuk be a távolságot is.</text:p>
      <text:p text:style-name="P9"/>
      <text:p text:style-name="P12"/>
      <text:p text:style-name="P7">k.<text:tab/>Digitalizálás </text:p>
      <text:p text:style-name="P10"/>
      <text:p text:style-name="P10">Válaszd ki a Shapefile Layer-t. Ekkor aktivvá válik a Digitizing toolbar.</text:p>
      <text:p text:style-name="P10"/>
      <text:p text:style-name="P13">Editr &gt; Toggle Editing</text:p>
      <text:p text:style-name="P10"/>
      <text:p text:style-name="P10">Majd ezután válaszd ki a Add Feature ikont. Megkezdhetjük a digitalizálást.</text:p>
      <text:p text:style-name="P10"/>
      <text:p text:style-name="P7">l.<text:tab/>Mentés </text:p>
      <text:p text:style-name="P10"/>
      <text:p text:style-name="P10">Valamilyen rejtélyes ok miatt a project mentése nem menti a layer változásait automatikusan. Ezt úgy oldhatjuk meg, hogy a Rétegek ablakban kiválasztjuk a mentendő digitalizált réteget:</text:p>
      <text:p text:style-name="P10"/>
      <text:p text:style-name="P13">Jobb egér gomb &gt; Save as... </text:p>
      <text:p text:style-name="P10"><text:soft-page-break/></text:p>
      <text:p text:style-name="P10">Majd azonos névvel újra mentünk. Ez volt az egyetlen mód a metésre amit találtam. Igy létrejön mind az 5 Shape file (.dbf, .prj, .qpj, <text:s/>.shp, .shx)</text:p>
      <text:p text:style-name="P10"/>
      <text:p text:style-name="P7">n.<text:tab/>Konverzió</text:p>
      <text:p text:style-name="P10"/>
      <text:p text:style-name="P10">Legvégül pedig végezzük el a shp fájl postgis formátumú konverzióját.</text:p>
      <text:p text:style-name="P10"/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409in" fo:margin-bottom="0.4425in" fo:margin-left="0.2583in" fo:margin-right="0.3102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5T12:21:48</meta:creation-date>
    <dc:date>2012-10-24T17:04:02</dc:date>
    <meta:editing-duration>PT19H54M33S</meta:editing-duration>
    <meta:editing-cycles>86</meta:editing-cycles>
    <meta:generator>LibreOffice/3.5$Linux_x86 LibreOffice_project/350m1$Build-2</meta:generator>
    <meta:document-statistic meta:table-count="0" meta:image-count="0" meta:object-count="0" meta:page-count="3" meta:paragraph-count="73" meta:word-count="677" meta:character-count="4676" meta:non-whitespace-character-count="4059"/>
  </office:meta>
</office:document-meta>
</file>